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000000010000000101B5106C7.gif" manifest:media-type="image/gif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1">
  <office:scripts/>
  <office:font-face-decls>
    <style:font-face style:font-charset="x-symbol" style:name="StarSymbol" svg:font-family="StarSymbol"/>
    <style:font-face style:name="StarSymbol1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5" style:name="a321f95" style:parent-style-name="Standard">
      <style:paragraph-properties/>
      <style:text-properties fo:font-weight="bold"/>
    </style:style>
    <style:style style:family="paragraph" style:list-style-name="L5" style:name="a403916" style:parent-style-name="Standard">
      <style:paragraph-properties/>
      <style:text-properties fo:font-weight="bold"/>
    </style:style>
    <style:style style:family="paragraph" style:list-style-name="L5" style:name="a575fa5" style:parent-style-name="Standard">
      <style:paragraph-properties/>
      <style:text-properties fo:font-weight="bold"/>
    </style:style>
    <style:style style:family="paragraph" style:list-style-name="L5" style:name="ae56ace" style:parent-style-name="Standard">
      <style:paragraph-properties/>
      <style:text-properties fo:font-weight="bold"/>
    </style:style>
    <style:style style:family="paragraph" style:list-style-name="L5" style:name="aeafc3b" style:parent-style-name="Standard">
      <style:paragraph-properties/>
      <style:text-properties fo:font-weight="bold"/>
    </style:style>
    <style:style style:family="paragraph" style:list-style-name="L5" style:name="a7f650a" style:parent-style-name="Standard">
      <style:paragraph-properties/>
      <style:text-properties fo:font-weight="bold"/>
    </style:style>
    <style:style style:family="paragraph" style:list-style-name="L5" style:name="a2662da" style:parent-style-name="Standard">
      <style:paragraph-properties/>
      <style:text-properties fo:font-weight="bold"/>
    </style:style>
    <style:style style:family="paragraph" style:name="ac8a695" style:parent-style-name="Standard">
      <style:text-properties fo:font-weight="bold"/>
    </style:style>
    <style:style style:family="paragraph" style:name="P1" style:parent-style-name="Standard">
      <style:text-properties fo:font-weight="bold" style:font-weight-asian="bold" style:font-weight-complex="bold"/>
    </style:style>
    <style:style style:family="paragraph" style:name="P2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family="paragraph" style:list-style-name="L1" style:name="P3" style:parent-style-name="Standard">
      <style:text-properties fo:font-weight="bold" style:font-weight-asian="bold" style:font-weight-complex="bold"/>
    </style:style>
    <style:style style:family="paragraph" style:list-style-name="L2" style:name="P4" style:parent-style-name="Standard">
      <style:text-properties fo:font-weight="bold" style:font-weight-asian="bold" style:font-weight-complex="bold"/>
    </style:style>
    <style:style style:family="paragraph" style:list-style-name="L3" style:name="P5" style:parent-style-name="Standard">
      <style:text-properties fo:font-weight="bold" style:font-weight-asian="bold" style:font-weight-complex="bold"/>
    </style:style>
    <style:style style:family="paragraph" style:list-style-name="L4" style:name="P6" style:parent-style-name="Standard">
      <style:text-properties fo:font-weight="bold" style:font-weight-asian="bold" style:font-weight-complex="bold"/>
    </style:style>
    <style:style style:family="paragraph" style:list-style-name="L5" style:name="P7" style:parent-style-name="Standard">
      <style:text-properties fo:font-weight="bold" style:font-weight-asian="bold" style:font-weight-complex="bold"/>
    </style:style>
    <style:style style:family="paragraph" style:list-style-name="L2" style:name="P8" style:parent-style-name="Standard">
      <style:text-properties fo:font-weight="bold" style:font-weight-asian="bold" style:font-weight-complex="bold"/>
    </style:style>
    <style:style style:family="text" style:name="T1">
      <style:text-properties fo:font-size="20pt" style:font-size-asian="20pt" style:font-size-complex="20pt"/>
    </style:style>
    <text:list-style style:name="L1">
      <text:list-level-style-bullet style:num-suffix="." text:bullet-char="➢" text:level="1" text:style-name="Bullet_20_Symbols">
        <style:list-level-properties text:min-label-width="0.25in" text:space-before="0.25in"/>
        <style:text-properties style:font-name="StarSymbol"/>
      </text:list-level-style-bullet>
      <text:list-level-style-number style:num-format="1" style:num-suffix="." text:level="2">
        <style:list-level-properties text:min-label-width="0.25in" text:space-before="0.5in"/>
      </text:list-level-style-number>
      <text:list-level-style-number style:num-format="1" style:num-suffix="." text:level="3">
        <style:list-level-properties text:min-label-width="0.25in" text:space-before="0.75in"/>
      </text:list-level-style-number>
      <text:list-level-style-number style:num-format="1" style:num-suffix="." text:level="4">
        <style:list-level-properties text:min-label-width="0.25in" text:space-before="1in"/>
      </text:list-level-style-number>
      <text:list-level-style-number style:num-format="1" style:num-suffix="." text:level="5">
        <style:list-level-properties text:min-label-width="0.25in" text:space-before="1.25in"/>
      </text:list-level-style-number>
      <text:list-level-style-number style:num-format="1" style:num-suffix="." text:level="6">
        <style:list-level-properties text:min-label-width="0.25in" text:space-before="1.5in"/>
      </text:list-level-style-number>
      <text:list-level-style-number style:num-format="1" style:num-suffix="." text:level="7">
        <style:list-level-properties text:min-label-width="0.25in" text:space-before="1.75in"/>
      </text:list-level-style-number>
      <text:list-level-style-number style:num-format="1" style:num-suffix="." text:level="8">
        <style:list-level-properties text:min-label-width="0.25in" text:space-before="2in"/>
      </text:list-level-style-number>
      <text:list-level-style-number style:num-format="1" style:num-suffix="." text:level="9">
        <style:list-level-properties text:min-label-width="0.25in" text:space-before="2.25in"/>
      </text:list-level-style-number>
      <text:list-level-style-number style:num-format="1" style:num-suffix="." text:level="10">
        <style:list-level-properties text:min-label-width="0.25in" text:space-before="2.5in"/>
      </text:list-level-style-number>
    </text:list-style>
    <text:list-style style:name="L2">
      <text:list-level-style-image text:level="1" xlink:actuate="onLoad" xlink:href="Pictures/1000020000000010000000101B5106C7.gif" xlink:show="embed" xlink:type="simple">
        <style:list-level-properties fo:height="0.1665in" fo:width="0.1665in" style:vertical-pos="middle" style:vertical-rel="line" text:min-label-width="0.25in" text:space-before="0.25in"/>
      </text:list-level-style-image>
      <text:list-level-style-bullet style:num-suffix="." text:bullet-char="" text:level="2" text:style-name="Bullet_20_Symbols">
        <style:list-level-properties text:min-label-width="0.25in" text:space-before="0.5in"/>
        <style:text-properties style:font-name="StarSymbol"/>
      </text:list-level-style-bullet>
      <text:list-level-style-bullet style:num-suffix="." text:bullet-char="" text:level="3" text:style-name="Bullet_20_Symbols">
        <style:list-level-properties text:min-label-width="0.25in" text:space-before="0.75in"/>
        <style:text-properties style:font-name="StarSymbol"/>
      </text:list-level-style-bullet>
      <text:list-level-style-bullet style:num-suffix="." text:bullet-char="" text:level="4" text:style-name="Bullet_20_Symbols">
        <style:list-level-properties text:min-label-width="0.25in" text:space-before="1in"/>
        <style:text-properties style:font-name="StarSymbol"/>
      </text:list-level-style-bullet>
      <text:list-level-style-bullet style:num-suffix="." text:bullet-char="" text:level="5" text:style-name="Bullet_20_Symbols">
        <style:list-level-properties text:min-label-width="0.25in" text:space-before="1.25in"/>
        <style:text-properties style:font-name="StarSymbol"/>
      </text:list-level-style-bullet>
      <text:list-level-style-bullet style:num-suffix="." text:bullet-char="" text:level="6" text:style-name="Bullet_20_Symbols">
        <style:list-level-properties text:min-label-width="0.25in" text:space-before="1.5in"/>
        <style:text-properties style:font-name="StarSymbol"/>
      </text:list-level-style-bullet>
      <text:list-level-style-bullet style:num-suffix="." text:bullet-char="" text:level="7" text:style-name="Bullet_20_Symbols">
        <style:list-level-properties text:min-label-width="0.25in" text:space-before="1.75in"/>
        <style:text-properties style:font-name="StarSymbol"/>
      </text:list-level-style-bullet>
      <text:list-level-style-bullet style:num-suffix="." text:bullet-char="" text:level="8" text:style-name="Bullet_20_Symbols">
        <style:list-level-properties text:min-label-width="0.25in" text:space-before="2in"/>
        <style:text-properties style:font-name="StarSymbol"/>
      </text:list-level-style-bullet>
      <text:list-level-style-bullet style:num-suffix="." text:bullet-char="" text:level="9" text:style-name="Bullet_20_Symbols">
        <style:list-level-properties text:min-label-width="0.25in" text:space-before="2.25in"/>
        <style:text-properties style:font-name="StarSymbol"/>
      </text:list-level-style-bullet>
      <text:list-level-style-bullet style:num-suffix="." text:bullet-char="" text:level="10" text:style-name="Bullet_20_Symbols">
        <style:list-level-properties text:min-label-width="0.25in" text:space-before="2.5in"/>
        <style:text-properties style:font-name="StarSymbol"/>
      </text:list-level-style-bullet>
    </text:list-style>
    <text:list-style style:name="L3">
      <text:list-level-style-number style:num-format="1" style:num-suffix=")" text:level="1">
        <style:list-level-properties text:min-label-width="0.25in" text:space-before="0.25in"/>
      </text:list-level-style-number>
      <text:list-level-style-number style:num-format="1" style:num-suffix=")" text:level="2">
        <style:list-level-properties text:min-label-width="0.25in" text:space-before="0.5in"/>
      </text:list-level-style-number>
      <text:list-level-style-number style:num-format="1" style:num-suffix=")" text:level="3">
        <style:list-level-properties text:min-label-width="0.25in" text:space-before="0.75in"/>
      </text:list-level-style-number>
      <text:list-level-style-number style:num-format="1" style:num-suffix=")" text:level="4">
        <style:list-level-properties text:min-label-width="0.25in" text:space-before="1in"/>
      </text:list-level-style-number>
      <text:list-level-style-number style:num-format="1" style:num-suffix=")" text:level="5">
        <style:list-level-properties text:min-label-width="0.25in" text:space-before="1.25in"/>
      </text:list-level-style-number>
      <text:list-level-style-number style:num-format="1" style:num-suffix=")" text:level="6">
        <style:list-level-properties text:min-label-width="0.25in" text:space-before="1.5in"/>
      </text:list-level-style-number>
      <text:list-level-style-number style:num-format="1" style:num-suffix=")" text:level="7">
        <style:list-level-properties text:min-label-width="0.25in" text:space-before="1.75in"/>
      </text:list-level-style-number>
      <text:list-level-style-number style:num-format="1" style:num-suffix=")" text:level="8">
        <style:list-level-properties text:min-label-width="0.25in" text:space-before="2in"/>
      </text:list-level-style-number>
      <text:list-level-style-number style:num-format="1" style:num-suffix=")" text:level="9">
        <style:list-level-properties text:min-label-width="0.25in" text:space-before="2.25in"/>
      </text:list-level-style-number>
      <text:list-level-style-number style:num-format="1" style:num-suffix=")" text:level="10">
        <style:list-level-properties text:min-label-width="0.25in" text:space-before="2.5in"/>
      </text:list-level-style-number>
    </text:list-style>
    <text:list-style style:name="L4">
      <text:list-level-style-number style:num-format="i" style:num-suffix="." text:level="1">
        <style:list-level-properties text:min-label-width="0.25in" text:space-before="0.25in"/>
      </text:list-level-style-number>
      <text:list-level-style-number style:num-format="i" style:num-suffix="." text:level="2">
        <style:list-level-properties text:min-label-width="0.25in" text:space-before="0.5in"/>
      </text:list-level-style-number>
      <text:list-level-style-number style:num-format="i" style:num-suffix="." text:level="3">
        <style:list-level-properties text:min-label-width="0.25in" text:space-before="0.75in"/>
      </text:list-level-style-number>
      <text:list-level-style-number style:num-format="i" style:num-suffix="." text:level="4">
        <style:list-level-properties text:min-label-width="0.25in" text:space-before="1in"/>
      </text:list-level-style-number>
      <text:list-level-style-number style:num-format="i" style:num-suffix="." text:level="5">
        <style:list-level-properties text:min-label-width="0.25in" text:space-before="1.25in"/>
      </text:list-level-style-number>
      <text:list-level-style-number style:num-format="i" style:num-suffix="." text:level="6">
        <style:list-level-properties text:min-label-width="0.25in" text:space-before="1.5in"/>
      </text:list-level-style-number>
      <text:list-level-style-number style:num-format="i" style:num-suffix="." text:level="7">
        <style:list-level-properties text:min-label-width="0.25in" text:space-before="1.75in"/>
      </text:list-level-style-number>
      <text:list-level-style-number style:num-format="i" style:num-suffix="." text:level="8">
        <style:list-level-properties text:min-label-width="0.25in" text:space-before="2in"/>
      </text:list-level-style-number>
      <text:list-level-style-number style:num-format="i" style:num-suffix="." text:level="9">
        <style:list-level-properties text:min-label-width="0.25in" text:space-before="2.25in"/>
      </text:list-level-style-number>
      <text:list-level-style-number style:num-format="i" style:num-suffix="." text:level="10">
        <style:list-level-properties text:min-label-width="0.25in" text:space-before="2.5in"/>
      </text:list-level-style-number>
    </text:list-style>
    <text:list-style style:name="L5">
      <text:list-level-style-number style:num-format="A" style:num-suffix=")" text:level="1">
        <style:list-level-properties text:min-label-width="0.25in" text:space-before="0.25in"/>
      </text:list-level-style-number>
      <text:list-level-style-number style:num-format="A" style:num-suffix=")" text:level="2">
        <style:list-level-properties text:min-label-width="0.25in" text:space-before="0.5in"/>
      </text:list-level-style-number>
      <text:list-level-style-number style:num-format="A" style:num-suffix=")" text:level="3">
        <style:list-level-properties text:min-label-width="0.25in" text:space-before="0.75in"/>
      </text:list-level-style-number>
      <text:list-level-style-number style:num-format="A" style:num-suffix=")" text:level="4">
        <style:list-level-properties text:min-label-width="0.25in" text:space-before="1in"/>
      </text:list-level-style-number>
      <text:list-level-style-number style:num-format="A" style:num-suffix=")" text:level="5">
        <style:list-level-properties text:min-label-width="0.25in" text:space-before="1.25in"/>
      </text:list-level-style-number>
      <text:list-level-style-number style:num-format="A" style:num-suffix=")" text:level="6">
        <style:list-level-properties text:min-label-width="0.25in" text:space-before="1.5in"/>
      </text:list-level-style-number>
      <text:list-level-style-number style:num-format="A" style:num-suffix=")" text:level="7">
        <style:list-level-properties text:min-label-width="0.25in" text:space-before="1.75in"/>
      </text:list-level-style-number>
      <text:list-level-style-number style:num-format="A" style:num-suffix=")" text:level="8">
        <style:list-level-properties text:min-label-width="0.25in" text:space-before="2in"/>
      </text:list-level-style-number>
      <text:list-level-style-number style:num-format="A" style:num-suffix=")" text:level="9">
        <style:list-level-properties text:min-label-width="0.25in" text:space-before="2.25in"/>
      </text:list-level-style-number>
      <text:list-level-style-number style:num-format="A" style:num-suffix=")" text:level="10">
        <style:list-level-properties text:min-label-width="0.25in" text:space-before="2.5in"/>
      </text:list-level-style-number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span text:style-name="T1">Types of Testing</text:span></text:p>
      <text:p text:style-name="P1"/>
      <text:list text:style-name="L1">
        <text:list-header>
          <text:p text:style-name="P3"/>
        </text:list-header>
        <text:list-item>
          <text:p text:style-name="P3">Smoke Testing</text:p>
        </text:list-item>
        <text:list-item>
          <text:p text:style-name="P3">Functional Testing</text:p>
        </text:list-item>
        <text:list-item>
          <text:p text:style-name="P3">Regression Testing</text:p>
        </text:list-item>
        <text:list-item>
          <text:p text:style-name="P3">Installation Testing</text:p>
        </text:list-item>
        <text:list-item>
          <text:p text:style-name="P3">Performance Testing</text:p>
        </text:list-item>
        <text:list-item>
          <text:p text:style-name="P3">Command Line Testing</text:p>
        </text:list-item>
        <text:list-item>
          <text:p text:style-name="P3">Reliability Testing</text:p>
        </text:list-item>
      </text:list>
      <text:p text:style-name="P1"/>
      <text:list text:style-name="L2">
        <text:list-header>
          <text:p text:style-name="P4"/>
        </text:list-header>
        <text:list-item>
          <text:p text:style-name="P4">Smoke Testing</text:p>
        </text:list-item>
        <text:list-item>
          <text:p text:style-name="P4">Functional Testing</text:p>
        </text:list-item>
        <text:list-item>
          <text:p text:style-name="P4">Regression Testing</text:p>
        </text:list-item>
        <text:list-item>
          <text:p text:style-name="P4">Installation Testing</text:p>
        </text:list-item>
        <text:list-item>
          <text:p text:style-name="P4">Performance Testing</text:p>
        </text:list-item>
        <text:list-item>
          <text:p text:style-name="P4">Command Line Testing</text:p>
        </text:list-item>
        <text:list-item>
          <text:p text:style-name="P4">Reliability Testing</text:p>
          <text:p text:style-name="P4"/>
        </text:list-item>
      </text:list>
      <text:p text:style-name="P1"/>
      <text:list text:style-name="L3">
        <text:list-item>
          <text:p text:style-name="P5">Smoke Testing</text:p>
        </text:list-item>
        <text:list-item>
          <text:p text:style-name="P5">Functional Testing</text:p>
        </text:list-item>
        <text:list-item>
          <text:p text:style-name="P5">Regression Testing</text:p>
        </text:list-item>
        <text:list-item>
          <text:p text:style-name="P5">Installation Testing</text:p>
        </text:list-item>
        <text:list-item>
          <text:p text:style-name="P5">Performance Testing</text:p>
        </text:list-item>
        <text:list-item>
          <text:p text:style-name="P5">Command Line Testing</text:p>
        </text:list-item>
        <text:list-item>
          <text:p text:style-name="P5">Reliability Testing</text:p>
        </text:list-item>
      </text:list>
      <text:p text:style-name="P1"/>
      <text:p text:style-name="P1"/>
      <text:list text:style-name="L4">
        <text:list-item>
          <text:p text:style-name="P6">Smoke Testing</text:p>
        </text:list-item>
        <text:list-item>
          <text:p text:style-name="P6">Functional Testing</text:p>
        </text:list-item>
        <text:list-item>
          <text:p text:style-name="P6">Regression Testing</text:p>
        </text:list-item>
        <text:list-item>
          <text:p text:style-name="P6">Installation Testing</text:p>
        </text:list-item>
        <text:list-item>
          <text:p text:style-name="P6">Performance Testing</text:p>
        </text:list-item>
        <text:list-item>
          <text:p text:style-name="P6">Command Line Testing</text:p>
        </text:list-item>
        <text:list-item>
          <text:p text:style-name="P6">Reliability Testing</text:p>
        </text:list-item>
      </text:list>
      <text:p text:style-name="P1"/>
      <text:p text:style-name="ac8a695"/>
      <text:list text:continue-numbering="true" text:style-name="L5">
        <text:list-item>
          <text:p text:style-name="a2662da">Smoke Testing</text:p>
        </text:list-item>
      </text:list>
      <text:list text:continue-numbering="true" text:style-name="L5">
        <text:list-item>
          <text:p text:style-name="a7f650a">Functional Testing</text:p>
        </text:list-item>
      </text:list>
      <text:list text:continue-numbering="true" text:style-name="L5">
        <text:list-item>
          <text:p text:style-name="aeafc3b">Regression Testing</text:p>
        </text:list-item>
      </text:list>
      <text:list text:continue-numbering="true" text:style-name="L5">
        <text:list-item>
          <text:p text:style-name="ae56ace">Installation Testing</text:p>
        </text:list-item>
      </text:list>
      <text:list text:continue-numbering="true" text:style-name="L5">
        <text:list-item>
          <text:p text:style-name="a575fa5">Performance Testing</text:p>
        </text:list-item>
      </text:list>
      <text:list text:continue-numbering="true" text:style-name="L5">
        <text:list-item>
          <text:p text:style-name="a403916">Command Line Testing</text:p>
        </text:list-item>
      </text:list>
      <text:list text:continue-numbering="true" text:style-name="L5">
        <text:list-item>
          <text:p text:style-name="a321f95">Reliability Testing</text:p>
        </text:list-item>
      </text:list>
      <text:list text:continue-numbering="true" text:style-name="L5">
        <text:list-header>
          <text:p text:style-name="P7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1">
  <office:font-face-decls>
    <style:font-face style:font-charset="x-symbol" style:name="StarSymbol" svg:font-family="StarSymbol"/>
    <style:font-face style:name="StarSymbol1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US" style:country-complex="US" style:font-size-asian="12pt" style:font-size-complex="12pt" style:language-asian="en" style:language-complex="en" style:use-window-font-color="true"/>
    </style:default-style>
    <style:default-style style:family="paragraph">
      <style:paragraph-properties fo:hyphenation-ladder-count="no-limit" style:line-break="strict" style:punctuation-wrap="hanging" style:tab-stop-distance="0.5in" style:text-autospace="ideograph-alpha" style:writing-mode="page"/>
      <style:text-properties fo:country="US" fo:font-size="12pt" fo:hyphenate="false" fo:hyphenation-push-char-count="2" fo:hyphenation-remain-char-count="2" fo:language="en" style:country-asian="US" style:country-complex="US" style:font-name="Times New Roman" style:font-name-asian="Arial Unicode MS" style:font-name-complex="Tahoma" style:font-size-asian="12pt" style:font-size-complex="12pt" style:language-asian="en" style:language-complex="en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name="Text_20_body" style:parent-style-name="Standard">
      <style:paragraph-properties fo:margin-bottom="0.0835in" fo:margin-top="0in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/>
      <style:text-properties fo:font-size="14pt" style:font-name="Arial" style:font-name-asian="MS Mincho" style:font-name-complex="Tahoma" style:font-size-asian="14pt" style:font-size-complex="14pt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-complex="Tahoma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display-name="Numbering Symbols" style:family="text" style:name="Numbering_20_Symbols"/>
    <style:style style:display-name="Bullet Symbols" style:family="text" style:name="Bullet_20_Symbols">
      <style:text-properties fo:font-size="9pt" style:font-name="StarSymbol1" style:font-name-asian="StarSymbol1" style:font-name-complex="StarSymbol1" style:font-size-asian="9pt" style:font-size-complex="9pt"/>
    </style:style>
    <text:outline-style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1">
  <office:meta>
    <meta:generator>StarOffice/8$Win32 OpenOffice.org_project/680m18$Build-9161</meta:generator>
    <meta:creation-date>2008-06-20T10:33:23</meta:creation-date>
    <dc:creator>ssl ssl</dc:creator>
    <dc:date>2019-07-23T14:10:58</dc:date>
    <dc:language>en-US</dc:language>
    <meta:editing-cycles>8</meta:editing-cycles>
    <meta:editing-duration>PT0.255S</meta:editing-duration>
    <meta:user-defined meta:name="Info 1"/>
    <meta:user-defined meta:name="Info 2"/>
    <meta:user-defined meta:name="Info 3"/>
    <meta:user-defined meta:name="Info 4"/>
    <meta:document-statistic meta:character-count="652" meta:image-count="0" meta:object-count="0" meta:page-count="1" meta:paragraph-count="36" meta:table-count="0" meta:word-count="78"/>
  </office:meta>
</office:document-meta>
</file>